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style:font-name="FreeMono1"/>
    </style:style>
    <style:style style:name="P3" style:family="paragraph">
      <style:text-properties style:font-name="FreeMono1" fo:font-size="28pt" style:font-size-asian="28pt" style:font-size-complex="28pt"/>
    </style:style>
    <style:style style:name="P4" style:family="paragraph">
      <style:text-properties style:font-name="Arial" fo:font-size="28pt" style:font-size-asian="28pt" style:font-size-complex="28pt"/>
    </style:style>
    <style:style style:name="T1" style:family="text">
      <style:text-properties style:font-name="FreeMono1"/>
    </style:style>
    <style:style style:name="T2" style:family="text">
      <style:text-properties style:font-name="FreeMono1" fo:font-size="28pt" style:font-size-asian="28pt" style:font-size-complex="28pt"/>
    </style:style>
    <style:style style:name="T3" style:family="text">
      <style:text-properties style:font-name="Arial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Kotlin Basic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umeric Operator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p><text:span text:style-name="T1">5.times(3)</text:span></text:p>
            <text:p><text:span text:style-name="T1">4.plus(5)</text:span></text:p>
            <text:p><text:span text:style-name="T1">24.div(8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perand type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p><text:span text:style-name="T1">1 * 3</text:span></text:p>
            <text:p><text:span text:style-name="T1">1.0 * 4</text:span></text:p>
            <text:p><text:span text:style-name="T1">20 / 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ype casting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p><text:span text:style-name="T1">val i: Int = 8</text:span></text:p>
            <text:p><text:span text:style-name="T1">val b: Byte = I.toByte()</text:span></text:p>
            <text:p><text:span text:style-name="T1">println(b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ong number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p><text:span text:style-name="T1">val num1 = 1_450_000</text:span></text:p>
            <text:p><text:span text:style-name="T1">println(num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ring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p><text:span text:style-name="T1">val s = "informatika"</text:span></text:p>
            <text:p><text:span text:style-name="T1">println("$s.length is ${s.length}"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ring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p><text:span text:style-name="T1">val x = 9</text:span></text:p>
            <text:p><text:span text:style-name="T1">Val y = 11</text:span></text:p>
            <text:p><text:span text:style-name="T1">println(“${x + y}”)</text:span></text:p>
            <text:p><text:span text:style-name="T1">println(“$x + $y”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ariab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utable</text:p>
              </text:list-item>
              <text:list-item>
                <text:p>Immutab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ariable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p><text:span text:style-name="T1">var v1 = 10</text:span></text:p>
            <text:p><text:span text:style-name="T1">val v2 = 1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ariable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p><text:span text:style-name="T1">var v1 = 10</text:span></text:p>
            <text:p><text:span text:style-name="T1">v1 = 12</text:span></text:p>
            <text:p><text:span text:style-name="T1">val v2 = 15</text:span></text:p>
            <text:p><text:span text:style-name="T1">v2 = 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ditional - range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p><text:span text:style-name="T1">val numberOfStudents = 50</text:span></text:p>
            <text:p><text:span text:style-name="T1">if (numberOfStudents in 30..45) {</text:span></text:p>
            <text:p><text:span text:style-name="T1"><text:s text:c="2"/></text:span><text:span text:style-name="T1">println(numberOfStudents)</text:span></text:p>
            <text:p><text:span text:style-name="T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en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p><text:span text:style-name="T1">val results = 32</text:span></text:p>
            <text:p><text:span text:style-name="T1">when (results) {</text:span></text:p>
            <text:p><text:span text:style-name="T1"><text:s text:c="2"/></text:span><text:span text:style-name="T1">0 -&gt; println("No results")</text:span></text:p>
            <text:p><text:span text:style-name="T1"><text:s text:c="2"/></text:span><text:span text:style-name="T1">in 1..39 -&gt; println("Got results!")</text:span></text:p>
            <text:p><text:span text:style-name="T1"><text:s text:c="2"/></text:span><text:span text:style-name="T1">else -&gt; println("That's a lot of results!")</text:span></text:p>
            <text:p><text:span text:style-name="T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or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p><text:span text:style-name="T1">val pets = arrayOf("dog", "cat", "canary")</text:span></text:p>
            <text:p><text:span text:style-name="T1">for (element in pets) {</text:span></text:p>
            <text:p><text:span text:style-name="T1"><text:s text:c="2"/></text:span><text:span text:style-name="T1">print(element + " - ")</text:span></text:p>
            <text:p><text:span text:style-name="T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ile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p><text:span text:style-name="T2">val pets = arrayOf("dog", "cat", "canary")</text:span></text:p>
            <text:p><text:span text:style-name="T2">for ((index, element) in <text:s text:c="3"/>pets.withIndex()) {</text:span></text:p>
            <text:p><text:span text:style-name="T2"><text:s text:c="2"/></text:span><text:span text:style-name="T2">println("Item at $index is $element\n")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ile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p><text:span text:style-name="T2">var bicycles = 20</text:span></text:p>
            <text:p><text:span text:style-name="T2">do {</text:span></text:p>
            <text:p><text:span text:style-name="T2"><text:s text:c="2"/></text:span><text:span text:style-name="T2">bicycles--</text:span></text:p>
            <text:p><text:span text:style-name="T2">} while (bicycles &gt; 20)</text:span></text:p>
            <text:p><text:span text:style-name="T2">println(“$bicycles”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peat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p><text:span text:style-name="T2">repeat(3) {</text:span></text:p>
            <text:p><text:span text:style-name="T2"><text:s text:c="2"/></text:span><text:span text:style-name="T2">print(“abc “)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ist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p><text:span text:style-name="T2">val myList = mutableListOf("trumpet", "piano", "violin")</text:span></text:p>
            <text:p><text:span text:style-name="T2">myList.remove("violin")</text:span></text:p>
            <text:p><text:span text:style-name="T2">println(myList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rray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p><text:span text:style-name="T2">val a1 = intArrayOf(2, 3, 5)</text:span></text:p>
            <text:p><text:span text:style-name="T2">val a2 = intArrayOf(1, 4, 6)</text:span></text:p>
            <text:p><text:span text:style-name="T2">val combined = a1 + a2</text:span></text:p>
            <text:p><text:span text:style-name="T2">println(Arrays.toString(combined)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ull safety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p><text:span text:style-name="T3">Apa maksud dari null safety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ull safety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p><text:span text:style-name="T2">var x: Int = nul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ull safety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p><text:span text:style-name="T2">var x: Int? = nul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0T09:26:56.736344126</meta:creation-date>
    <dc:date>2023-02-22T11:30:38.626555372</dc:date>
    <meta:editing-duration>PT1H45M33S</meta:editing-duration>
    <meta:editing-cycles>26</meta:editing-cycles>
    <meta:generator>LibreOffice/7.5.0.3$Linux_X86_64 LibreOffice_project/c21113d003cd3efa8c53188764377a8272d9d6de</meta:generator>
    <meta:document-statistic meta:object-count="105"/>
  </office:meta>
</office:document-meta>
</file>